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014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office:value-type="string">
            <text:p>ALLELE</text:p>
          </table:table-cell>
          <table:table-cell office:value-type="string">
            <text:p>D8S1179</text:p>
          </table:table-cell>
          <table:table-cell office:value-type="string">
            <text:p>D21S11</text:p>
          </table:table-cell>
          <table:table-cell office:value-type="string">
            <text:p>D7S820</text:p>
          </table:table-cell>
          <table:table-cell office:value-type="string">
            <text:p>CSF1PO</text:p>
          </table:table-cell>
          <table:table-cell office:value-type="string">
            <text:p>D3S1358</text:p>
          </table:table-cell>
          <table:table-cell office:value-type="string">
            <text:p>THO1</text:p>
          </table:table-cell>
          <table:table-cell office:value-type="string">
            <text:p>D13S317</text:p>
          </table:table-cell>
          <table:table-cell office:value-type="string">
            <text:p>D16S539</text:p>
          </table:table-cell>
          <table:table-cell office:value-type="string">
            <text:p>D2S1338</text:p>
          </table:table-cell>
          <table:table-cell office:value-type="string">
            <text:p>D19S433</text:p>
          </table:table-cell>
          <table:table-cell office:value-type="string">
            <text:p>vWA</text:p>
          </table:table-cell>
          <table:table-cell office:value-type="string">
            <text:p>TPOX</text:p>
          </table:table-cell>
          <table:table-cell office:value-type="string">
            <text:p>D18S51</text:p>
          </table:table-cell>
          <table:table-cell office:value-type="string">
            <text:p>AMEL</text:p>
          </table:table-cell>
          <table:table-cell office:value-type="string">
            <text:p>D5S818</text:p>
          </table:table-cell>
          <table:table-cell office:value-type="string">
            <text:p>FGA</text:p>
          </table:table-cell>
          <table:table-cell office:value-type="string">
            <text:p>Penta D</text:p>
          </table:table-cell>
          <table:table-cell office:value-type="string">
            <text:p>Penta E</text:p>
          </table:table-cell>
        </table:table-row>
        <table:table-row table:style-name="ro1">
          <table:table-cell office:value-type="string">
            <text:p>Testprof</text:p>
          </table:table-cell>
          <table:table-cell office:value-type="string">
            <text:p>R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Testprof</text:p>
          </table:table-cell>
          <table:table-cell office:value-type="string">
            <text:p>C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10@.5</text:p>
          </table:table-cell>
          <table:table-cell office:value-type="string">
            <text:p>12@.5</text:p>
          </table:table-cell>
          <table:table-cell office:value-type="string">
            <text:p>13@.5</text:p>
          </table:table-cell>
          <table:table-cell table:number-columns-repeated="3" office:value-type="string">
            <text:p>11@.5</text:p>
          </table:table-cell>
          <table:table-cell office:value-type="string">
            <text:p>13@.5</text:p>
          </table:table-cell>
          <table:table-cell office:value-type="string">
            <text:p>10@.5</text:p>
          </table:table-cell>
          <table:table-cell table:number-columns-repeated="3" office:value-type="string">
            <text:p>12@.5</text:p>
          </table:table-cell>
          <table:table-cell office:value-type="string">
            <text:p>11@.5</text:p>
          </table:table-cell>
          <table:table-cell office:value-type="string">
            <text:p>Y</text:p>
          </table:table-cell>
          <table:table-cell office:value-type="string">
            <text:p>10@.5</text:p>
          </table:table-cell>
          <table:table-cell office:value-type="string">
            <text:p>F</text:p>
          </table:table-cell>
          <table:table-cell table:number-columns-repeated="2" office:value-type="string">
            <text:p>13@.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Pa =</text:p>
          </table:table-cell>
          <table:table-cell table:number-columns-repeated="2"/>
          <table:table-cell table:formula="of:=INDEX([.$C$12:.$C$15];MATCH([.E2];[.$B$12:.$B$15];0))" office:value-type="float" office:value="0.1">
            <text:p>0.1</text:p>
          </table:table-cell>
          <table:table-cell table:formula="of:=INDEX([.$C$12:.$C$15];MATCH([.F2];[.$B$12:.$B$15];0))" office:value-type="float" office:value="0.1">
            <text:p>0.1</text:p>
          </table:table-cell>
          <table:table-cell table:formula="of:=INDEX([.$C$12:.$C$15];MATCH([.G2];[.$B$12:.$B$15];0))" office:value-type="float" office:value="0.1">
            <text:p>0.1</text:p>
          </table:table-cell>
          <table:table-cell table:formula="of:=INDEX([.$C$12:.$C$15];MATCH([.H2];[.$B$12:.$B$15];0))" office:value-type="float" office:value="0.1">
            <text:p>0.1</text:p>
          </table:table-cell>
          <table:table-cell table:formula="of:=INDEX([.$C$12:.$C$15];MATCH([.I2];[.$B$12:.$B$15];0))" office:value-type="float" office:value="0.2">
            <text:p>0.2</text:p>
          </table:table-cell>
          <table:table-cell table:formula="of:=INDEX([.$C$12:.$C$15];MATCH([.J2];[.$B$12:.$B$15];0))" office:value-type="float" office:value="0.2">
            <text:p>0.2</text:p>
          </table:table-cell>
          <table:table-cell table:formula="of:=INDEX([.$C$12:.$C$15];MATCH([.K2];[.$B$12:.$B$15];0))" office:value-type="float" office:value="0.2">
            <text:p>0.2</text:p>
          </table:table-cell>
          <table:table-cell table:formula="of:=INDEX([.$C$12:.$C$15];MATCH([.L2];[.$B$12:.$B$15];0))" office:value-type="float" office:value="0.2">
            <text:p>0.2</text:p>
          </table:table-cell>
          <table:table-cell table:formula="of:=INDEX([.$C$12:.$C$15];MATCH([.M2];[.$B$12:.$B$15];0))" office:value-type="float" office:value="0.1">
            <text:p>0.1</text:p>
          </table:table-cell>
          <table:table-cell table:formula="of:=INDEX([.$C$12:.$C$15];MATCH([.N2];[.$B$12:.$B$15];0))" office:value-type="float" office:value="0.2">
            <text:p>0.2</text:p>
          </table:table-cell>
          <table:table-cell table:formula="of:=INDEX([.$C$12:.$C$15];MATCH([.O2];[.$B$12:.$B$15];0))" office:value-type="float" office:value="0.1">
            <text:p>0.1</text:p>
          </table:table-cell>
          <table:table-cell table:formula="of:=INDEX([.$C$12:.$C$15];MATCH([.P2];[.$B$12:.$B$15];0))" office:value-type="float" office:value="0.3">
            <text:p>0.3</text:p>
          </table:table-cell>
          <table:table-cell table:formula="of:=INDEX([.$C$12:.$C$15];MATCH([.Q2];[.$B$12:.$B$15];0))" office:value-type="float" office:value="0.4">
            <text:p>0.4</text:p>
          </table:table-cell>
          <table:table-cell/>
          <table:table-cell table:formula="of:=INDEX([.$C$12:.$C$15];MATCH([.S2];[.$B$12:.$B$15];0))" office:value-type="float" office:value="0.4">
            <text:p>0.4</text:p>
          </table:table-cell>
          <table:table-cell/>
          <table:table-cell table:formula="of:=INDEX([.$C$12:.$C$15];MATCH([.U2];[.$B$12:.$B$15];0))" office:value-type="float" office:value="0.4">
            <text:p>0.4</text:p>
          </table:table-cell>
          <table:table-cell table:formula="of:=INDEX([.$C$12:.$C$15];MATCH([.V2];[.$B$12:.$B$15];0))" office:value-type="float" office:value="0.4">
            <text:p>0.4</text:p>
          </table:table-cell>
        </table:table-row>
        <table:table-row table:style-name="ro1">
          <table:table-cell/>
          <table:table-cell office:value-type="string">
            <text:p>Pb =</text:p>
          </table:table-cell>
          <table:table-cell table:number-columns-repeated="2"/>
          <table:table-cell table:formula="of:=INDEX([.$C$12:.$C$15];MATCH([.E3];[.$B$12:.$B$15];0))" office:value-type="float" office:value="0.1">
            <text:p>0.1</text:p>
          </table:table-cell>
          <table:table-cell table:formula="of:=INDEX([.$C$12:.$C$15];MATCH([.F3];[.$B$12:.$B$15];0))" office:value-type="float" office:value="0.1">
            <text:p>0.1</text:p>
          </table:table-cell>
          <table:table-cell table:formula="of:=INDEX([.$C$12:.$C$15];MATCH([.G3];[.$B$12:.$B$15];0))" office:value-type="float" office:value="0.3">
            <text:p>0.3</text:p>
          </table:table-cell>
          <table:table-cell table:formula="of:=INDEX([.$C$12:.$C$15];MATCH([.H3];[.$B$12:.$B$15];0))" office:value-type="float" office:value="0.4">
            <text:p>0.4</text:p>
          </table:table-cell>
          <table:table-cell table:formula="of:=INDEX([.$C$12:.$C$15];MATCH([.I3];[.$B$12:.$B$15];0))" office:value-type="float" office:value="0.2">
            <text:p>0.2</text:p>
          </table:table-cell>
          <table:table-cell table:formula="of:=INDEX([.$C$12:.$C$15];MATCH([.J3];[.$B$12:.$B$15];0))" office:value-type="float" office:value="0.2">
            <text:p>0.2</text:p>
          </table:table-cell>
          <table:table-cell table:formula="of:=INDEX([.$C$12:.$C$15];MATCH([.K3];[.$B$12:.$B$15];0))" office:value-type="float" office:value="0.2">
            <text:p>0.2</text:p>
          </table:table-cell>
          <table:table-cell table:formula="of:=INDEX([.$C$12:.$C$15];MATCH([.L3];[.$B$12:.$B$15];0))" office:value-type="float" office:value="0.4">
            <text:p>0.4</text:p>
          </table:table-cell>
          <table:table-cell table:formula="of:=INDEX([.$C$12:.$C$15];MATCH([.M3];[.$B$12:.$B$15];0))" office:value-type="float" office:value="0.1">
            <text:p>0.1</text:p>
          </table:table-cell>
          <table:table-cell table:formula="of:=INDEX([.$C$12:.$C$15];MATCH([.N3];[.$B$12:.$B$15];0))" office:value-type="float" office:value="0.3">
            <text:p>0.3</text:p>
          </table:table-cell>
          <table:table-cell table:formula="of:=INDEX([.$C$12:.$C$15];MATCH([.O3];[.$B$12:.$B$15];0))" office:value-type="float" office:value="0.3">
            <text:p>0.3</text:p>
          </table:table-cell>
          <table:table-cell table:formula="of:=INDEX([.$C$12:.$C$15];MATCH([.P3];[.$B$12:.$B$15];0))" office:value-type="float" office:value="0.3">
            <text:p>0.3</text:p>
          </table:table-cell>
          <table:table-cell table:formula="of:=INDEX([.$C$12:.$C$15];MATCH([.Q3];[.$B$12:.$B$15];0))" office:value-type="float" office:value="0.2">
            <text:p>0.2</text:p>
          </table:table-cell>
          <table:table-cell/>
          <table:table-cell table:formula="of:=INDEX([.$C$12:.$C$15];MATCH([.S3];[.$B$12:.$B$15];0))" office:value-type="float" office:value="0.1">
            <text:p>0.1</text:p>
          </table:table-cell>
          <table:table-cell/>
          <table:table-cell table:formula="of:=INDEX([.$C$12:.$C$15];MATCH([.U3];[.$B$12:.$B$15];0))" office:value-type="float" office:value="0.4">
            <text:p>0.4</text:p>
          </table:table-cell>
          <table:table-cell table:formula="of:=INDEX([.$C$12:.$C$15];MATCH([.V3];[.$B$12:.$B$15];0))" office:value-type="float" office:value="0.4">
            <text:p>0.4</text:p>
          </table:table-cell>
        </table:table-row>
        <table:table-row table:style-name="ro1">
          <table:table-cell/>
          <table:table-cell office:value-type="string">
            <text:p>LR = </text:p>
          </table:table-cell>
          <table:table-cell table:style-name="ce1" table:formula="of:=PRODUCT([.E10:.V10])" office:value-type="float" office:value="4.87007008633129E+016">
            <text:p>4.87E+16</text:p>
          </table:table-cell>
          <table:table-cell/>
          <table:table-cell table:formula="of:=(1+([.E2]=[.E3]))*(1+[.E9])/(4*[.E8]*[.E9])" office:value-type="float" office:value="55">
            <text:p>55</text:p>
          </table:table-cell>
          <table:table-cell table:formula="of:=(1+([.F2]=[.F3]))*(1+[.F9])/(4*[.F8]*[.F9])" office:value-type="float" office:value="55">
            <text:p>55</text:p>
          </table:table-cell>
          <table:table-cell table:formula="of:=(1+([.G2]=[.G3]))*(1+[.G9])/(4*[.G8]*[.G9])" office:value-type="float" office:value="10.8333333333333">
            <text:p>10.8333333333</text:p>
          </table:table-cell>
          <table:table-cell table:formula="of:=(1+([.H2]=[.H3]))*(1+[.H9])/(4*[.H8]*[.H9])" office:value-type="float" office:value="8.75">
            <text:p>8.75</text:p>
          </table:table-cell>
          <table:table-cell table:formula="of:=(1+([.I2]=[.I3]))*(1+[.I9])/(4*[.I8]*[.I9])" office:value-type="float" office:value="15">
            <text:p>15</text:p>
          </table:table-cell>
          <table:table-cell table:formula="of:=(1+([.J2]=[.J3]))*(1+[.J9])/(4*[.J8]*[.J9])" office:value-type="float" office:value="15">
            <text:p>15</text:p>
          </table:table-cell>
          <table:table-cell table:formula="of:=(1+([.K2]=[.K3]))*(1+[.K9])/(4*[.K8]*[.K9])" office:value-type="float" office:value="15">
            <text:p>15</text:p>
          </table:table-cell>
          <table:table-cell table:formula="of:=(1+([.L2]=[.L3]))*(1+[.L9])/(4*[.L8]*[.L9])" office:value-type="float" office:value="4.375">
            <text:p>4.375</text:p>
          </table:table-cell>
          <table:table-cell table:formula="of:=(1+([.M2]=[.M3]))*(1+[.M9])/(4*[.M8]*[.M9])" office:value-type="float" office:value="55">
            <text:p>55</text:p>
          </table:table-cell>
          <table:table-cell table:formula="of:=(1+([.N2]=[.N3]))*(1+[.N9])/(4*[.N8]*[.N9])" office:value-type="float" office:value="5.41666666666667">
            <text:p>5.4166666667</text:p>
          </table:table-cell>
          <table:table-cell table:formula="of:=(1+([.O2]=[.O3]))*(1+[.O9])/(4*[.O8]*[.O9])" office:value-type="float" office:value="10.8333333333333">
            <text:p>10.8333333333</text:p>
          </table:table-cell>
          <table:table-cell table:formula="of:=(1+([.P2]=[.P3]))*(1+[.P9])/(4*[.P8]*[.P9])" office:value-type="float" office:value="7.22222222222222">
            <text:p>7.2222222222</text:p>
          </table:table-cell>
          <table:table-cell table:formula="of:=(1+([.Q2]=[.Q3]))*(1+[.Q9])/(4*[.Q8]*[.Q9])" office:value-type="float" office:value="3.75">
            <text:p>3.75</text:p>
          </table:table-cell>
          <table:table-cell/>
          <table:table-cell table:formula="of:=(1+([.S2]=[.S3]))*(1+[.S9])/(4*[.S8]*[.S9])" office:value-type="float" office:value="6.875">
            <text:p>6.875</text:p>
          </table:table-cell>
          <table:table-cell/>
          <table:table-cell table:formula="of:=(1+([.U2]=[.U3]))*(1+[.U9])/(4*[.U8]*[.U9])" office:value-type="float" office:value="4.375">
            <text:p>4.375</text:p>
          </table:table-cell>
          <table:table-cell table:formula="of:=(1+([.V2]=[.V3]))*(1+[.V9])/(4*[.V8]*[.V9])" office:value-type="float" office:value="4.375">
            <text:p>4.37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Frequencies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4">
            <text:p>0.4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LGC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6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09T16:39:55</dc:date>
    <dc:creator>Gareth Williams</dc:creator>
    <meta:editing-duration>PT19M24S</meta:editing-duration>
    <meta:editing-cycles>1</meta:editing-cycles>
    <meta:document-statistic meta:table-count="1" meta:cell-count="165" meta:object-count="0"/>
  </office:meta>
</office:document-meta>
</file>